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9.35cm" fo:min-width="5.5cm"/>
    </style:style>
    <style:style style:name="gr2" style:family="graphic" style:parent-style-name="standard">
      <style:graphic-properties draw:fill-color="#99cc99" draw:textarea-horizontal-align="justify" draw:textarea-vertical-align="top" draw:auto-grow-height="false" fo:min-height="18.05cm" fo:min-width="5.5cm"/>
    </style:style>
    <style:style style:name="gr3" style:family="graphic" style:parent-style-name="standard">
      <style:graphic-properties draw:fill-color="#eeeeee" draw:textarea-horizontal-align="justify" draw:textarea-vertical-align="top" draw:auto-grow-height="false" fo:min-height="4.95cm" fo:min-width="5.4cm"/>
    </style:style>
    <style:style style:name="gr4" style:family="graphic" style:parent-style-name="standard">
      <style:graphic-properties draw:fill-color="#eeeeee" draw:textarea-horizontal-align="justify" draw:textarea-vertical-align="top" draw:auto-grow-height="false" fo:min-height="2.95cm" fo:min-width="4.4cm"/>
    </style:style>
    <style:style style:name="gr5" style:family="graphic" style:parent-style-name="standard">
      <style:graphic-properties draw:fill-color="#eeeeee" draw:textarea-horizontal-align="justify" draw:textarea-vertical-align="top" draw:auto-grow-height="false" fo:min-height="3.05cm" fo:min-width="4.4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5.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start"/>
    </style:style>
    <style:style style:name="P2" style:family="paragraph">
      <loext:graphic-properties draw:fill-color="#99cc99"/>
      <style:paragraph-properties fo:text-align="start"/>
    </style:style>
    <style:style style:name="P3" style:family="paragraph">
      <loext:graphic-properties draw:fill-color="#eeeeee"/>
      <style:paragraph-properties fo:text-align="start"/>
    </style:style>
    <style:style style:name="P4" style:family="paragraph">
      <loext:graphic-properties draw:fill-color="#eeeeee"/>
      <style:paragraph-properties fo:text-align="start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cm" svg:height="9.6cm" svg:x="2.3cm" svg:y="8.1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cm" svg:height="18.3cm" svg:x="12.4cm" svg:y="6.2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9cm" svg:height="5.2cm" svg:x="2.4cm" svg:y="19.4cm">
          <text:p text:style-name="P1">Database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9cm" svg:height="3.2cm" svg:x="13cm" svg:y="7.4cm">
          <text:p text:style-name="P1">::initialize-db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9cm" svg:height="3.3cm" svg:x="13cm" svg:y="16.4cm">
          <text:p text:style-name="P1"><text:span text:style-name="T1">:initialize-db-received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9cm" svg:height="3.2cm" svg:x="2.8cm" svg:y="10.9cm">
          <text:p text:style-name="P1">initialize-db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13cm" svg:y1="9cm" svg:x2="7.7cm" svg:y2="12.2cm">
          <text:p/>
        </draw:line>
        <draw:line draw:style-name="gr6" draw:text-style-name="P5" draw:layer="layout" svg:x1="3.6cm" svg:y1="14.1cm" svg:x2="3.6cm" svg:y2="19.3cm">
          <text:p/>
        </draw:line>
        <draw:line draw:style-name="gr6" draw:text-style-name="P5" draw:layer="layout" svg:x1="5.2cm" svg:y1="19.3cm" svg:x2="5.2cm" svg:y2="14.2cm">
          <text:p/>
        </draw:line>
        <draw:line draw:style-name="gr6" draw:text-style-name="P5" draw:layer="layout" svg:x1="7.7cm" svg:y1="13.2cm" svg:x2="13.1cm" svg:y2="18.2cm">
          <text:p/>
        </draw:line>
        <draw:frame draw:style-name="gr7" draw:text-style-name="P6" draw:layer="layout" svg:width="16.2cm" svg:height="6cm" svg:x="2.2cm" svg:y="2cm">
          <draw:text-box>
            <text:p>Re-frame startup</text:p>
          </draw:text-box>
        </draw:frame>
        <draw:frame draw:style-name="gr8" draw:text-style-name="P7" draw:layer="layout" svg:width="15.509cm" svg:height="1.673cm" svg:x="3.1cm" svg:y="3.2cm">
          <draw:text-box>
            <text:p><text:span text:style-name="T1">The usual ::initialize-db event is sent via a tube to the server which sends back</text:span></text:p>
            <text:p><text:span text:style-name="T1">all the books currently held in the database and triggers another re-frame event </text:span></text:p>
            <text:p><text:span text:style-name="T1">on the server to populate the re-frame database.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01T18:59:52.405534288</meta:creation-date>
    <dc:date>2020-10-01T19:16:47.969839725</dc:date>
    <meta:editing-duration>PT6M23S</meta:editing-duration>
    <meta:editing-cycles>1</meta:editing-cycles>
    <meta:document-statistic meta:object-count="12"/>
    <meta:generator>LibreOffice/6.0.1.1$MacOSX_X86_64 LibreOffice_project/60bfb1526849283ce2491346ed2aa51c465abfe6</meta:generator>
  </office:meta>
</office:document-meta>
</file>